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14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6.147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6.671cm"/>
    </style:style>
    <style:style style:name="co9" style:family="table-column">
      <style:table-column-properties fo:break-before="auto" style:column-width="6.657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2"/>
    <style:style style:name="ce10" style:family="table-cell" style:parent-style-name="Default" style:data-style-name="N124"/>
    <style:style style:name="ce23" style:family="table-cell" style:parent-style-name="Default" style:data-style-name="N4"/>
    <style:style style:name="ce20" style:family="table-cell" style:parent-style-name="Default">
      <style:table-cell-properties fo:padding="0.071cm"/>
    </style: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4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3" table:default-cell-style-name="ce10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TOPLAM</text:p>
          </table:table-cell>
          <table:table-cell table:style-name="ce6" table:formula="of:=SUM([.C6:.C17])" office:value-type="float" office:value="190738.36" calcext:value-type="float">
            <text:p>190738,36</text:p>
          </table:table-cell>
          <table:table-cell table:style-name="ce6" table:formula="of:=SUM([.D6:.D17])" office:value-type="float" office:value="-139964.67" calcext:value-type="float">
            <text:p>-139964,67</text:p>
          </table:table-cell>
          <table:table-cell table:style-name="ce6" table:formula="of:=SUM([.E6:.E17])" office:value-type="float" office:value="888496.26" calcext:value-type="float">
            <text:p>888496,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1 Devir</text:p>
          </table:table-cell>
          <table:table-cell table:style-name="ce18" office:value-type="float" office:value="74054" calcext:value-type="float">
            <text:p>74054,00</text:p>
          </table:table-cell>
          <table:table-cell table:style-name="Default"/>
          <table:table-cell table:formula="of:=[.C5]-[.D5]" office:value-type="float" office:value="74054" calcext:value-type="float">
            <text:p>74.054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6340.13" calcext:value-type="float">
            <text:p>6.340,13</text:p>
          </table:table-cell>
          <table:table-cell table:formula="of:=[$'01'.E2]" office:value-type="float" office:value="-5334.05" calcext:value-type="float">
            <text:p>-5.334,05</text:p>
          </table:table-cell>
          <table:table-cell table:formula="of:=[.C6]+[.D6]+[.E5]" office:value-type="float" office:value="75060.08" calcext:value-type="float">
            <text:p>75.060,08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1573.92" calcext:value-type="float">
            <text:p>11.573,92</text:p>
          </table:table-cell>
          <table:table-cell table:formula="of:=[$'02'.E2]" office:value-type="float" office:value="-42438.15" calcext:value-type="float">
            <text:p>-42.438,15</text:p>
          </table:table-cell>
          <table:table-cell table:formula="of:=[.C7]+[.D7]+[.E6]" office:value-type="float" office:value="44195.85" calcext:value-type="float">
            <text:p>44.195,85</text:p>
          </table:table-cell>
          <table:table-cell/>
          <table:table-cell table:style-name="ce20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24.31" calcext:value-type="float">
            <text:p>324,31</text:p>
          </table:table-cell>
          <table:table-cell table:formula="of:=[$'03'.E2]" office:value-type="float" office:value="0" calcext:value-type="float">
            <text:p>0,00</text:p>
          </table:table-cell>
          <table:table-cell table:formula="of:=[.C8]+[.D8]+[.E7]" office:value-type="float" office:value="44520.16" calcext:value-type="float">
            <text:p>44.52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0" calcext:value-type="float">
            <text:p>0,00</text:p>
          </table:table-cell>
          <table:table-cell table:formula="of:=[$'04'.E2]" office:value-type="float" office:value="0" calcext:value-type="float">
            <text:p>0,00</text:p>
          </table:table-cell>
          <table:table-cell table:formula="of:=[.C9]+[.D9]+[.E8]" office:value-type="float" office:value="44520.16" calcext:value-type="float">
            <text:p>44.52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0" calcext:value-type="float">
            <text:p>0,00</text:p>
          </table:table-cell>
          <table:table-cell table:formula="of:=[$'05'.E2]" office:value-type="float" office:value="0" calcext:value-type="float">
            <text:p>0,00</text:p>
          </table:table-cell>
          <table:table-cell table:formula="of:=[.C10]+[.D10]+[.E9]" office:value-type="float" office:value="44520.16" calcext:value-type="float">
            <text:p>44.52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5000" calcext:value-type="float">
            <text:p>5.000,00</text:p>
          </table:table-cell>
          <table:table-cell table:formula="of:=[$'06'.E2]" office:value-type="float" office:value="0" calcext:value-type="float">
            <text:p>0,00</text:p>
          </table:table-cell>
          <table:table-cell table:formula="of:=[.C11]+[.D11]+[.E10]" office:value-type="float" office:value="49520.16" calcext:value-type="float">
            <text:p>49.52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5000" calcext:value-type="float">
            <text:p>5.000,00</text:p>
          </table:table-cell>
          <table:table-cell table:formula="of:=[$'07'.E2]" office:value-type="float" office:value="0" calcext:value-type="float">
            <text:p>0,00</text:p>
          </table:table-cell>
          <table:table-cell table:formula="of:=[.C12]+[.D12]+[.E11]" office:value-type="float" office:value="54520.16" calcext:value-type="float">
            <text:p>54.520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16500" calcext:value-type="float">
            <text:p>16.500,00</text:p>
          </table:table-cell>
          <table:table-cell table:formula="of:=[$'08'.E2]" office:value-type="float" office:value="-13620.3" calcext:value-type="float">
            <text:p>-13.620,30</text:p>
          </table:table-cell>
          <table:table-cell table:formula="of:=[.C13]+[.D13]+[.E12]" office:value-type="float" office:value="57399.86" calcext:value-type="float">
            <text:p>57.399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45000" calcext:value-type="float">
            <text:p>45.000,00</text:p>
          </table:table-cell>
          <table:table-cell table:formula="of:=[$'09'.E2]" office:value-type="float" office:value="-11209.5" calcext:value-type="float">
            <text:p>-11.209,50</text:p>
          </table:table-cell>
          <table:table-cell table:formula="of:=[.C14]+[.D14]+[.E13]" office:value-type="float" office:value="91190.36" calcext:value-type="float">
            <text:p>91.190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0" calcext:value-type="float">
            <text:p>0,00</text:p>
          </table:table-cell>
          <table:table-cell table:formula="of:=[$'10'.E2]" office:value-type="float" office:value="0" calcext:value-type="float">
            <text:p>0,00</text:p>
          </table:table-cell>
          <table:table-cell table:formula="of:=[.C15]+[.D15]+[.E14]" office:value-type="float" office:value="91190.36" calcext:value-type="float">
            <text:p>91.190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01000" calcext:value-type="float">
            <text:p>101.000,00</text:p>
          </table:table-cell>
          <table:table-cell table:formula="of:=[$'11'.E2]" office:value-type="float" office:value="-25159.1" calcext:value-type="float">
            <text:p>-25.159,10</text:p>
          </table:table-cell>
          <table:table-cell table:formula="of:=[.C16]+[.D16]+[.E15]" office:value-type="float" office:value="167031.26" calcext:value-type="float">
            <text:p>167.031,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0" calcext:value-type="float">
            <text:p>0,00</text:p>
          </table:table-cell>
          <table:table-cell table:formula="of:=[$'12'.E2]" office:value-type="float" office:value="-42203.57" calcext:value-type="float">
            <text:p>-42.203,57</text:p>
          </table:table-cell>
          <table:table-cell table:formula="of:=[.C17]+[.D17]+[.E16]" office:value-type="float" office:value="124827.69" calcext:value-type="float">
            <text:p>124.827,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formula="of:=SUM([.C6:.C17])" office:value-type="float" office:value="190738.36" calcext:value-type="float">
            <text:p>190738,36</text:p>
          </table:table-cell>
          <table:table-cell table:style-name="Default" table:formula="of:=SUM([.D6:.D17])" office:value-type="float" office:value="-139964.67" calcext:value-type="float">
            <text:p>-139964,67</text:p>
          </table:table-cell>
          <table:table-cell table:style-name="ce23" table:formula="of:=[.C18]-[.D18]" office:value-type="float" office:value="330703.03" calcext:value-type="float">
            <text:p>330.703,03</text:p>
          </table:table-cell>
          <table:table-cell table:number-columns-repeated="2"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0"/>
        <table:table-column table:style-name="co1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- OCAK 2022</text:p>
          </table:table-cell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6340.13" calcext:value-type="float">
            <text:p>6.340,13</text:p>
          </table:table-cell>
          <table:table-cell table:style-name="ce12" table:formula="of:=SUM([.E4:.E50])" office:value-type="float" office:value="-5334.05" calcext:value-type="float">
            <text:p>-5.334,05</text:p>
          </table:table-cell>
          <table:table-cell table:style-name="ce12" table:formula="of:=[.D2]+[.E2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/>
          <table:table-cell table:style-name="ce2"/>
          <table:table-cell table:style-name="ce9"/>
          <table:table-cell table:style-name="ce11" table:number-columns-repeated="3"/>
          <table:table-cell/>
        </table:table-row>
        <table:table-row table:style-name="ro1">
          <table:table-cell table:style-name="ce1"/>
          <table:table-cell table:number-columns-repeated="4"/>
          <table:table-cell table:formula="of:=[.F3]+[.D4]+[.E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5847500300 /CK ÇEPESAŞ/FATURA</text:p>
          </table:table-cell>
          <table:table-cell table:style-name="ce7" office:value-type="float" office:value="-130.3" calcext:value-type="float">
            <text:p>-130,30</text:p>
          </table:table-cell>
          <table:table-cell table:style-name="ce7"/>
          <table:table-cell table:style-name="ce7" office:value-type="float" office:value="-130.3" calcext:value-type="float">
            <text:p>-130,30</text:p>
          </table:table-cell>
          <table:table-cell table:formula="of:=[.F4]+[.D5]+[.E5]" office:value-type="float" office:value="-130.3" calcext:value-type="float">
            <text:p>-130,3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7" office:value-type="float" office:value="-255.4" calcext:value-type="float">
            <text:p>-255,40</text:p>
          </table:table-cell>
          <table:table-cell table:style-name="ce7"/>
          <table:table-cell table:style-name="ce7" office:value-type="float" office:value="-255.4" calcext:value-type="float">
            <text:p>-255,40</text:p>
          </table:table-cell>
          <table:table-cell table:formula="of:=[.F5]+[.D6]+[.E6]" office:value-type="float" office:value="-385.7" calcext:value-type="float">
            <text:p>-385,7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04.01.2022</text:p>
          </table:table-cell>
          <table:table-cell table:style-name="ce4" office:value-type="string" calcext:value-type="string">
            <text:p>4876 KK</text:p>
          </table:table-cell>
          <table:table-cell table:style-name="ce7" office:value-type="float" office:value="-50" calcext:value-type="float">
            <text:p>-50,00</text:p>
          </table:table-cell>
          <table:table-cell table:style-name="ce7"/>
          <table:table-cell table:style-name="ce7" office:value-type="float" office:value="-50" calcext:value-type="float">
            <text:p>-50,00</text:p>
          </table:table-cell>
          <table:table-cell table:formula="of:=[.F6]+[.D7]+[.E7]" office:value-type="float" office:value="-435.7" calcext:value-type="float">
            <text:p>-435,7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298.99" calcext:value-type="float">
            <text:p>298,99</text:p>
          </table:table-cell>
          <table:table-cell/>
          <table:table-cell table:formula="of:=[.F7]+[.D8]+[.E8]" office:value-type="float" office:value="-136.71" calcext:value-type="float">
            <text:p>-136,71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630.74" calcext:value-type="float">
            <text:p>630,74</text:p>
          </table:table-cell>
          <table:table-cell/>
          <table:table-cell table:formula="of:=[.F8]+[.D9]+[.E9]" office:value-type="float" office:value="494.03" calcext:value-type="float">
            <text:p>494,03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230.29" calcext:value-type="float">
            <text:p>230,29</text:p>
          </table:table-cell>
          <table:table-cell/>
          <table:table-cell table:formula="of:=[.F9]+[.D10]+[.E10]" office:value-type="float" office:value="724.32" calcext:value-type="float">
            <text:p>724,32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152.91" calcext:value-type="float">
            <text:p>152,91</text:p>
          </table:table-cell>
          <table:table-cell/>
          <table:table-cell table:formula="of:=[.F10]+[.D11]+[.E11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11]+[.D12]+[.E12]" office:value-type="float" office:value="877.23" calcext:value-type="float">
            <text:p>877,23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F12]+[.D13]+[.E13]" office:value-type="float" office:value="-373.17" calcext:value-type="float">
            <text:p>-373,17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F13]+[.D14]+[.E14]" office:value-type="float" office:value="-411.04" calcext:value-type="float">
            <text:p>-411,04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F14]+[.D15]+[.E15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5]+[.D16]+[.E16]" office:value-type="float" office:value="-1019.12" calcext:value-type="float">
            <text:p>-1.019,12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table:number-columns-repeated="2" office:value-type="float" office:value="3027.2" calcext:value-type="float">
            <text:p>3.027,20</text:p>
          </table:table-cell>
          <table:table-cell/>
          <table:table-cell table:formula="of:=[.F16]+[.D17]+[.E17]" office:value-type="float" office:value="2008.08" calcext:value-type="float">
            <text:p>2.008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7]+[.D18]+[.E18]" office:value-type="float" office:value="507.08" calcext:value-type="float">
            <text:p>507,08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F18]+[.D19]+[.E19]" office:value-type="float" office:value="-993.920000000001" calcext:value-type="float">
            <text:p>-993,92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table:number-columns-repeated="2" office:value-type="float" office:value="2000" calcext:value-type="float">
            <text:p>2.000,00</text:p>
          </table:table-cell>
          <table:table-cell/>
          <table:table-cell table:formula="of:=[.F19]+[.D20]+[.E20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20]+[.D21]+[.E21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4"/>
          <table:table-cell table:formula="of:=[.F21]+[.D22]+[.E22]" office:value-type="float" office:value="1006.08" calcext:value-type="float">
            <text:p>1.006,08</text:p>
          </table:table-cell>
          <table:table-cell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7" table:number-columns-repeated="4"/>
          <table:table-cell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6"/>
        </table:table-row>
        <table:table-row table:style-name="ro1">
          <table:table-cell table:style-name="ce1"/>
          <table:table-cell/>
          <table:table-cell table:style-name="ce11" table:number-columns-repeated="3"/>
          <table:table-cell/>
          <table:table-cell table:style-name="ce6"/>
        </table:table-row>
        <table:table-row table:style-name="ro1" table:number-rows-repeated="19">
          <table:table-cell table:number-columns-repeated="2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2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 table:number-rows-repeated="17">
          <table:table-cell table:style-name="ce1"/>
          <table:table-cell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 table:style-name="ce1"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>
          <table:table-cell/>
          <table:table-cell table:style-name="ce6"/>
          <table:table-cell table:style-name="ce11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style-name="ce1"/>
          <table:table-cell table:style-name="ce3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11" table:number-columns-repeated="2"/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 table:number-rows-repeated="3">
          <table:table-cell table:style-name="ce1"/>
          <table:table-cell table:style-name="ce5"/>
          <table:table-cell table:number-columns-repeated="5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/>
          <table:table-cell table:style-name="ce11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"/>
          <table:table-cell table:number-columns-repeated="5"/>
        </table:table-row>
        <table:table-row table:style-name="ro1" table:number-rows-repeated="10482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2" table:style-name="ta2">
        <table:table-column table:style-name="co1" table:default-cell-style-name="ce1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ŞUBA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1573.92" calcext:value-type="float">
            <text:p>11.573,92</text:p>
          </table:table-cell>
          <table:table-cell table:style-name="ce12" table:formula="of:=SUM([.E4:.E50])" office:value-type="float" office:value="-42438.15" calcext:value-type="float">
            <text:p>-42.438,15</text:p>
          </table:table-cell>
          <table:table-cell table:style-name="ce12" table:formula="of:=[.D2]+[.E2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EK GİRİŞ</text:p>
          </table:table-cell>
          <table:table-cell table:style-name="ce9" table:number-columns-repeated="2"/>
          <table:table-cell table:style-name="ce11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5847500300 /CK ÇEPESAŞ/FATURA</text:p>
          </table:table-cell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F4]+[.D5]+[.E5]" office:value-type="float" office:value="-182.2" calcext:value-type="float">
            <text:p>-182,2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3" office:value-type="string" calcext:value-type="string">
            <text:p><text:span text:style-name="T1">8222520300</text:span> /CK ÇEPESAŞ/FATURA</text:p>
          </table:table-cell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F5]+[.D6]+[.E6]" office:value-type="float" office:value="-618.5" calcext:value-type="float">
            <text:p>-618,50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" office:value-type="string" calcext:value-type="string">
            <text:p>4876 KK</text:p>
          </table:table-cell>
          <table:table-cell office:value-type="float" office:value="-5577.72" calcext:value-type="float">
            <text:p>-5.577,72</text:p>
          </table:table-cell>
          <table:table-cell/>
          <table:table-cell office:value-type="float" office:value="-5577.72" calcext:value-type="float">
            <text:p>-5.577,72</text:p>
          </table:table-cell>
          <table:table-cell table:formula="of:=[.F6]+[.D7]+[.E7]" office:value-type="float" office:value="-6196.22" calcext:value-type="float">
            <text:p>-6.196,2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 table:number-columns-repeated="2" office:value-type="float" office:value="508.99" calcext:value-type="float">
            <text:p>508,99</text:p>
          </table:table-cell>
          <table:table-cell/>
          <table:table-cell table:formula="of:=[.F7]+[.D8]+[.E8]" office:value-type="float" office:value="-5687.23" calcext:value-type="float">
            <text:p>-5.687,23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 table:number-columns-repeated="2" office:value-type="float" office:value="1487.83" calcext:value-type="float">
            <text:p>1.487,83</text:p>
          </table:table-cell>
          <table:table-cell/>
          <table:table-cell table:formula="of:=[.F8]+[.D9]+[.E9]" office:value-type="float" office:value="-4199.4" calcext:value-type="float">
            <text:p>-4.199,4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 table:number-columns-repeated="2" office:value-type="float" office:value="489.66" calcext:value-type="float">
            <text:p>489,66</text:p>
          </table:table-cell>
          <table:table-cell/>
          <table:table-cell table:formula="of:=[.F9]+[.D10]+[.E10]" office:value-type="float" office:value="-3709.74" calcext:value-type="float">
            <text:p>-3.709,7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0.24" calcext:value-type="float">
            <text:p>60,24</text:p>
          </table:table-cell>
          <table:table-cell/>
          <table:table-cell table:formula="of:=[.F10]+[.D11]+[.E11]" office:value-type="float" office:value="-3649.5" calcext:value-type="float">
            <text:p>-3.649,5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-3649.5" calcext:value-type="float">
            <text:p>-3.649,5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F12]+[.D13]+[.E13]" office:value-type="float" office:value="-5968.98" calcext:value-type="float">
            <text:p>-5.968,98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0383215 /TOKATAMASY/FATURA</text:p>
          </table:table-cell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F13]+[.D14]+[.E14]" office:value-type="float" office:value="-6013.36" calcext:value-type="float">
            <text:p>-6.013,3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5" office:value-type="string" calcext:value-type="string">
            <text:p>000374398 /TOKATAMASY/FATURA</text:p>
          </table:table-cell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F14]+[.D15]+[.E15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office:value-type="float" office:value="1000" calcext:value-type="float">
            <text:p>1.000,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15]+[.D16]+[.E16]" office:value-type="float" office:value="-4091.43" calcext:value-type="float">
            <text:p>-4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office:value-type="float" office:value="3027.2" calcext:value-type="float">
            <text:p>3.027,20</text:p>
          </table:table-cell>
          <table:table-cell/>
          <table:table-cell table:formula="of:=[.F16]+[.D17]+[.E17]" office:value-type="float" office:value="-1064.23" calcext:value-type="float">
            <text:p>-1.0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F17]+[.D18]+[.E18]" office:value-type="float" office:value="-2564.23" calcext:value-type="float">
            <text:p>-2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</text:p>
          </table:table-cell>
          <table:table-cell office:value-type="float" office:value="-22000" calcext:value-type="float">
            <text:p>-22.000,00</text:p>
          </table:table-cell>
          <table:table-cell/>
          <table:table-cell office:value-type="float" office:value="-22000" calcext:value-type="float">
            <text:p>-22.000,00</text:p>
          </table:table-cell>
          <table:table-cell table:formula="of:=[.F18]+[.D19]+[.E19]" office:value-type="float" office:value="-24564.23" calcext:value-type="float">
            <text:p>-24.564,2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F19]+[.D20]+[.E20]" office:value-type="float" office:value="-25964.23" calcext:value-type="float">
            <text:p>-25.964,23</text:p>
          </table:table-cell>
        </table:table-row>
        <table:table-row table:style-name="ro1">
          <table:table-cell/>
          <table:table-cell office:value-type="string" calcext:value-type="string">
            <text:p>Umut 2021-2022 bahar</text:p>
          </table:table-cell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F20]+[.D21]+[.E21]" office:value-type="float" office:value="-33864.23" calcext:value-type="float">
            <text:p>-33.864,23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 table:number-columns-repeated="2" office:value-type="float" office:value="3000" calcext:value-type="float">
            <text:p>3.000,00</text:p>
          </table:table-cell>
          <table:table-cell/>
          <table:table-cell table:formula="of:=[.F21]+[.D22]+[.E22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5"/>
          <table:table-cell table:formula="of:=[.F23]+[.D24]+[.E24]" office:value-type="float" office:value="-30864.23" calcext:value-type="float">
            <text:p>-30.864,23</text:p>
          </table:table-cell>
        </table:table-row>
        <table:table-row table:style-name="ro1">
          <table:table-cell table:number-columns-repeated="2"/>
          <table:table-cell table:style-name="ce9"/>
          <table:table-cell table:style-name="ce11" table:number-columns-repeated="2"/>
          <table:table-cell/>
        </table:table-row>
      </table:table>
      <table:table table:name="03" table:style-name="ta1">
        <table:table-column table:style-name="co6" table:default-cell-style-name="ce1"/>
        <table:table-column table:style-name="co5" table:default-cell-style-name="Default"/>
        <table:table-column table:style-name="co1" table:default-cell-style-name="ce10"/>
        <table:table-column table:style-name="co7" table:default-cell-style-name="ce10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324.31" calcext:value-type="float">
            <text:p>324,31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6"/>
          <table:table-cell table:style-name="ce11" table:number-columns-repeated="3"/>
          <table:table-cell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3"/>
          <table:table-cell table:formula="of:=[.F3]+[.D4]+[.E4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3"/>
          <table:table-cell table:formula="of:=[.F4]+[.D5]+[.E5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3"/>
          <table:table-cell table:formula="of:=[.F5]+[.D6]+[.E6]" office:value-type="float" office:value="0" calcext:value-type="float">
            <text:p>0,00</text:p>
          </table:table-cell>
          <table:table-cell table:style-name="ce6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float" office:value="375.6" calcext:value-type="float">
            <text:p>375,60</text:p>
          </table:table-cell>
          <table:table-cell table:number-columns-repeated="2"/>
          <table:table-cell table:formula="of:=[.F6]+[.D7]+[.E7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float" office:value="1137.88" calcext:value-type="float">
            <text:p>1.137,88</text:p>
          </table:table-cell>
          <table:table-cell table:number-columns-repeated="2"/>
          <table:table-cell table:formula="of:=[.F7]+[.D8]+[.E8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float" office:value="256.45" calcext:value-type="float">
            <text:p>256,45</text:p>
          </table:table-cell>
          <table:table-cell office:value-type="float" office:value="255" calcext:value-type="float">
            <text:p>255,00</text:p>
          </table:table-cell>
          <table:table-cell/>
          <table:table-cell table:formula="of:=[.F8]+[.D9]+[.E9]" office:value-type="float" office:value="255" calcext:value-type="float">
            <text:p>255,0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table:number-columns-repeated="2" office:value-type="float" office:value="69.31" calcext:value-type="float">
            <text:p>69,31</text:p>
          </table:table-cell>
          <table:table-cell/>
          <table:table-cell table:formula="of:=[.F9]+[.D10]+[.E10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5" office:value-type="string" calcext:value-type="string">
            <text:p>9522138254 /CK ÇEPESAŞ/FATURA</text:p>
          </table:table-cell>
          <table:table-cell office:value-type="float" office:value="-1608.4" calcext:value-type="float">
            <text:p>-1.608,40</text:p>
          </table:table-cell>
          <table:table-cell table:number-columns-repeated="2"/>
          <table:table-cell table:formula="of:=[.F10]+[.D11]+[.E11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formula="of:=[.F11]+[.D12]+[.E12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324.31" calcext:value-type="float">
            <text:p>324,31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 office:value-type="float" office:value="1000" calcext:value-type="float">
            <text:p>1.000,0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F14]+[.D15]+[.E15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5]+[.D16]+[.E16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16]+[.D17]+[.E17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float" office:value="-1503" calcext:value-type="float">
            <text:p>-1.503,00</text:p>
          </table:table-cell>
          <table:table-cell table:number-columns-repeated="2"/>
          <table:table-cell table:formula="of:=[.F17]+[.D18]+[.E18]" office:value-type="float" office:value="324.31" calcext:value-type="float">
            <text:p>324,31</text:p>
          </table:table-cell>
          <table:table-cell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18]+[.D19]+[.E19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number-columns-repeated="5"/>
          <table:table-cell table:formula="of:=[.F19]+[.D20]+[.E20]" office:value-type="float" office:value="324.31" calcext:value-type="float">
            <text:p>324,31</text:p>
          </table:table-cell>
          <table:table-cell/>
        </table:table-row>
        <table:table-row table:style-name="ro1">
          <table:table-cell table:number-columns-repeated="5"/>
          <table:table-cell table:formula="of:=[.F20]+[.D21]+[.E21]" office:value-type="float" office:value="324.31" calcext:value-type="float">
            <text:p>324,31</text:p>
          </table:table-cell>
          <table:table-cell/>
        </table:table-row>
      </table:table>
      <table:table table:name="04" table:style-name="ta2">
        <table:table-column table:style-name="co1" table:default-cell-style-name="ce1"/>
        <table:table-column table:style-name="co8" table:default-cell-style-name="Default"/>
        <table:table-column table:style-name="co1" table:number-columns-repeated="4" table:default-cell-style-name="ce10"/>
        <table:table-row table:style-name="ro1">
          <table:table-cell table:style-name="Default"/>
          <table:table-cell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NİS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 +++++++++++++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style-name="Default"/>
          <table:table-cell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+++++++++++++</text:p>
          </table:table-cell>
          <table:table-cell office:value-type="float" office:value="65000" calcext:value-type="float">
            <text:p>65.000,00</text:p>
          </table:table-cell>
          <table:table-cell table:number-columns-repeated="2"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Kira <text:s/>++++Nazan++24,91+</text:p>
          </table:table-cell>
          <table:table-cell table:formula="of:=[.C21]*0.2491*-1" office:value-type="float" office:value="-16191.5" calcext:value-type="float">
            <text:p>-16.191,50</text:p>
          </table:table-cell>
          <table:table-cell table:number-columns-repeated="2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0" calcext:value-type="float">
            <text:p>0,00</text:p>
          </table:table-cell>
        </table:table-row>
      </table:table>
      <table:table table:name="05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MAYI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ce7" table:number-columns-repeated="4"/>
        </table:table-row>
        <table:table-row table:style-name="ro1">
          <table:table-cell/>
          <table:table-cell table:style-name="ce6"/>
          <table:table-cell table:number-columns-repeated="3"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0]+[.D21]+[.E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1]+[.D22]+[.E2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22]+[.D23]+[.E23]" office:value-type="float" office:value="0" calcext:value-type="float">
            <text:p>0,00</text:p>
          </table:table-cell>
        </table:table-row>
      </table:table>
      <table:table table:name="06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HAZİRAN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5000" calcext:value-type="float">
            <text:p>5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office:value-type="float" office:value="3020.37" calcext:value-type="float">
            <text:p>3.020,37</text:p>
          </table:table-cell>
          <table:table-cell table:number-columns-repeated="2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office:value-type="float" office:value="-1504" calcext:value-type="float">
            <text:p>-1.504,00</text:p>
          </table:table-cell>
          <table:table-cell table:number-columns-repeated="2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formula="of:=[.F19]+[.D20]+[.E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 table:number-columns-repeated="2" table:style-name="Default" office:value-type="float" office:value="5000" calcext:value-type="float">
            <text:p>5000</text:p>
          </table:table-cell>
          <table:table-cell table:style-name="Default"/>
          <table:table-cell table:formula="of:=[.F20]+[.D21]+[.E21]" office:value-type="float" office:value="5000" calcext:value-type="float">
            <text:p>5.000,0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TEMMUZ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5000" calcext:value-type="float">
            <text:p>5.00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5000" calcext:value-type="float">
            <text:p>5.000,00</text:p>
          </table:table-cell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-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-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-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-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-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-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-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-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-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-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-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-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-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-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-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18]+[.D19]-[.E19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-[.E20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20]+[.D21]-[.E21]" office:value-type="float" office:value="5000" calcext:value-type="float">
            <text:p>5.00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ĞUSTOS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16500" calcext:value-type="float">
            <text:p>16.500,00</text:p>
          </table:table-cell>
          <table:table-cell table:style-name="ce12" table:formula="of:=SUM([.E4:.E50])" office:value-type="float" office:value="-13620.3" calcext:value-type="float">
            <text:p>-13.620,30</text:p>
          </table:table-cell>
          <table:table-cell table:style-name="ce12" table:formula="of:=[.D2]+[.E2]" office:value-type="float" office:value="2879.7" calcext:value-type="float">
            <text:p>2.879,7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 table:number-columns-repeated="2" table:style-name="Default" office:value-type="float" office:value="16500" calcext:value-type="float">
            <text:p>16500</text:p>
          </table:table-cell>
          <table:table-cell table:style-name="Default"/>
          <table:table-cell table:formula="of:=[.F19]+[.D20]+[.E20]" office:value-type="float" office:value="16500" calcext:value-type="float">
            <text:p>16.50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style-name="Default" office:value-type="float" office:value="-13620.3" calcext:value-type="float">
            <text:p>-13620,3</text:p>
          </table:table-cell>
          <table:table-cell table:style-name="Default"/>
          <table:table-cell table:style-name="Default" office:value-type="float" office:value="-13620.3" calcext:value-type="float">
            <text:p>-13620,3</text:p>
          </table:table-cell>
          <table:table-cell table:formula="of:=[.F20]+[.D21]+[.E21]" office:value-type="float" office:value="2879.7" calcext:value-type="float">
            <text:p>2.879,7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45000" calcext:value-type="float">
            <text:p>45.000,00</text:p>
          </table:table-cell>
          <table:table-cell table:style-name="ce12" table:formula="of:=SUM([.E4:.E50])" office:value-type="float" office:value="-11209.5" calcext:value-type="float">
            <text:p>-11.209,50</text:p>
          </table:table-cell>
          <table:table-cell table:style-name="ce12" table:formula="of:=[.D2]+[.E2]" office:value-type="float" office:value="33790.5" calcext:value-type="float">
            <text:p>33.790,50</text:p>
          </table:table-cell>
        </table:table-row>
        <table:table-row table:style-name="ro1">
          <table:table-cell table:style-name="ce6" office:value-type="string" calcext:value-type="string">
            <text:p>- EYLÜL 2022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İRA +++++++++</text:p>
          </table:table-cell>
          <table:table-cell table:number-columns-repeated="2" table:style-name="ce23" office:value-type="float" office:value="45000" calcext:value-type="float">
            <text:p>45.000,00</text:p>
          </table:table-cell>
          <table:table-cell table:style-name="ce23"/>
          <table:table-cell table:formula="of:=[.F19]+[.D20]+[.E20]" office:value-type="float" office:value="45000" calcext:value-type="float">
            <text:p>4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otorcu Emre Kira</text:span>+Nazan++24,91+</text:p>
          </table:table-cell>
          <table:table-cell table:formula="of:=[.C20]*0.2491*-1" office:value-type="float" office:value="-11209.5" calcext:value-type="float">
            <text:p>-11.209,50</text:p>
          </table:table-cell>
          <table:table-cell/>
          <table:table-cell table:formula="of:=[.C21]" office:value-type="float" office:value="-11209.5" calcext:value-type="float">
            <text:p>-11.209,50</text:p>
          </table:table-cell>
          <table:table-cell table:formula="of:=[.F20]+[.D21]+[.E21]" office:value-type="float" office:value="33790.5" calcext:value-type="float">
            <text:p>33.790,5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EKİ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0])" office:value-type="float" office:value="0" calcext:value-type="float">
            <text:p>0,00</text:p>
          </table:table-cell>
          <table:table-cell table:style-name="ce12" table:formula="of:=SUM([.E4:.E50])" office:value-type="float" office:value="0" calcext:value-type="float">
            <text:p>0,00</text:p>
          </table:table-cell>
          <table:table-cell table:style-name="ce12" table:formula="of:=[.D2]+[.E2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formula="of:=[.F19]+[.D20]+[.E2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KASIM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101000" calcext:value-type="float">
            <text:p>101.000,00</text:p>
          </table:table-cell>
          <table:table-cell table:style-name="ce12" table:formula="of:=SUM([.E4:.E51])" office:value-type="float" office:value="-25159.1" calcext:value-type="float">
            <text:p>-25.159,10</text:p>
          </table:table-cell>
          <table:table-cell table:style-name="ce12" table:formula="of:=[.D2]+[.E2]" office:value-type="float" office:value="75840.9" calcext:value-type="float">
            <text:p>75.840,90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 table:number-columns-repeated="2" office:value-type="float" office:value="65000" calcext:value-type="float">
            <text:p>65.000,00</text:p>
          </table:table-cell>
          <table:table-cell/>
          <table:table-cell table:formula="of:=[.F19]+[.D20]+[.E20]" office:value-type="float" office:value="65000" calcext:value-type="float">
            <text:p>65.000,00</text:p>
          </table:table-cell>
        </table:table-row>
        <table:table-row table:style-name="ro1">
          <table:table-cell/>
          <table:table-cell office:value-type="string" calcext:value-type="string">
            <text:p><text:span text:style-name="T4">Hurdacı Kira ++++Nazan++24,91+</text:span>+</text:p>
          </table:table-cell>
          <table:table-cell table:formula="of:=[.C20]*0.2491*-1" office:value-type="float" office:value="-16191.5" calcext:value-type="float">
            <text:p>-16.191,50</text:p>
          </table:table-cell>
          <table:table-cell/>
          <table:table-cell table:formula="of:=[.C21]" office:value-type="float" office:value="-16191.5" calcext:value-type="float">
            <text:p>-16.191,50</text:p>
          </table:table-cell>
          <table:table-cell table:formula="of:=[.F20]+[.D21]+[.E21]" office:value-type="float" office:value="48808.5" calcext:value-type="float">
            <text:p>48.808,5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 table:number-columns-repeated="2" office:value-type="float" office:value="36000" calcext:value-type="float">
            <text:p>36.000,00</text:p>
          </table:table-cell>
          <table:table-cell/>
          <table:table-cell table:formula="of:=[.F21]+[.D22]+[.E22]" office:value-type="float" office:value="84808.5" calcext:value-type="float">
            <text:p>84.808,50</text:p>
          </table:table-cell>
        </table:table-row>
        <table:table-row table:style-name="ro1">
          <table:table-cell/>
          <table:table-cell office:value-type="string" calcext:value-type="string">
            <text:p>Yıkamacı Kira ++++Nazan++24,91+</text:p>
          </table:table-cell>
          <table:table-cell table:formula="of:=[.C22]*0.2491*-1" office:value-type="float" office:value="-8967.6" calcext:value-type="float">
            <text:p>-8.967,60</text:p>
          </table:table-cell>
          <table:table-cell/>
          <table:table-cell table:formula="of:=[.C23]" office:value-type="float" office:value="-8967.6" calcext:value-type="float">
            <text:p>-8.967,60</text:p>
          </table:table-cell>
          <table:table-cell table:formula="of:=[.F22]+[.D23]+[.E23]" office:value-type="float" office:value="75840.9" calcext:value-type="float">
            <text:p>75.840,90</text:p>
          </table:table-cell>
        </table:table-row>
      </table:table>
      <table:table table:name="1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ce10"/>
        <table:table-row table:style-name="ro1">
          <table:table-cell table:number-columns-repeated="2"/>
          <table:table-cell table:style-name="ce7" office:value-type="string" calcext:value-type="string">
            <text:p>ödenecek</text:p>
          </table:table-cell>
          <table:table-cell table:style-name="ce7" office:value-type="string" calcext:value-type="string">
            <text:p>GİRİŞ</text:p>
          </table:table-cell>
          <table:table-cell table:style-name="ce7" office:value-type="string" calcext:value-type="string">
            <text:p>ÇIKIŞ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6" office:value-type="string" calcext:value-type="string">
            <text:p>- ARALIK 2022</text:p>
          </table:table-cell>
          <table:table-cell/>
          <table:table-cell table:style-name="ce8" office:value-type="string" calcext:value-type="string">
            <text:p>TOPLAM</text:p>
          </table:table-cell>
          <table:table-cell table:style-name="ce12" table:formula="of:=SUM([.D4:.D51])" office:value-type="float" office:value="0" calcext:value-type="float">
            <text:p>0,00</text:p>
          </table:table-cell>
          <table:table-cell table:style-name="ce12" table:formula="of:=SUM([.E4:.E51])" office:value-type="float" office:value="-42203.57" calcext:value-type="float">
            <text:p>-42.203,57</text:p>
          </table:table-cell>
          <table:table-cell table:style-name="ce12" table:formula="of:=[.D2]+[.E2]" office:value-type="float" office:value="-42203.57" calcext:value-type="float">
            <text:p>-42.203,5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5847500300 /CK ÇEPESAŞ/FATURA</text:p>
          </table:table-cell>
          <table:table-cell table:style-name="ce11" table:number-columns-repeated="2"/>
          <table:table-cell/>
          <table:table-cell table:formula="of:=[.F3]+[.D4]+[.E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">8222520300</text:span> /CK ÇEPESAŞ/FATURA</text:p>
          </table:table-cell>
          <table:table-cell table:style-name="ce11" table:number-columns-repeated="2"/>
          <table:table-cell/>
          <table:table-cell table:formula="of:=[.F4]+[.D5]+[.E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office:value-type="string" calcext:value-type="string">
            <text:p>4876 KK</text:p>
          </table:table-cell>
          <table:table-cell table:style-name="ce11" table:number-columns-repeated="2"/>
          <table:table-cell/>
          <table:table-cell table:formula="of:=[.F5]+[.D6]+[.E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3"/>
          <table:table-cell table:formula="of:=[.F6]+[.D7]+[.E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formula="of:=[.F7]+[.D8]+[.E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3"/>
          <table:table-cell table:formula="of:=[.F8]+[.D9]+[.E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3"/>
          <table:table-cell table:formula="of:=[.F9]+[.D10]+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formula="of:=[.F10]+[.D11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9522138254 /CK ÇEPESAŞ/FATURA</text:p>
          </table:table-cell>
          <table:table-cell table:number-columns-repeated="3"/>
          <table:table-cell table:formula="of:=[.F11]+[.D12]+[.E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0383215 /TOKATAMASY/FATURA</text:p>
          </table:table-cell>
          <table:table-cell table:number-columns-repeated="3"/>
          <table:table-cell table:formula="of:=[.F12]+[.D13]+[.E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" office:value-type="string" calcext:value-type="string">
            <text:p>000374398 /TOKATAMASY/FATURA</text:p>
          </table:table-cell>
          <table:table-cell table:number-columns-repeated="3"/>
          <table:table-cell table:formula="of:=[.F13]+[.D14]+[.E1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 table:number-columns-repeated="3"/>
          <table:table-cell table:formula="of:=[.F14]+[.D15]+[.E1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 table:number-columns-repeated="3"/>
          <table:table-cell table:formula="of:=[.F15]+[.D16]+[.E1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3"/>
          <table:table-cell table:formula="of:=[.F16]+[.D17]+[.E1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3"/>
          <table:table-cell table:formula="of:=[.F17]+[.D18]+[.E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</text:p>
          </table:table-cell>
          <table:table-cell table:number-columns-repeated="3"/>
          <table:table-cell table:formula="of:=[.F18]+[.D19]+[.E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Nazan 2020 Sanayi Kira</text:p>
          </table:table-cell>
          <table:table-cell office:value-type="float" office:value="-4938.07" calcext:value-type="float">
            <text:p>-4.938,07</text:p>
          </table:table-cell>
          <table:table-cell/>
          <table:table-cell office:value-type="float" office:value="-4938.07" calcext:value-type="float">
            <text:p>-4.938,07</text:p>
          </table:table-cell>
          <table:table-cell table:formula="of:=[.F19]+[.D20]+[.E20]" office:value-type="float" office:value="-4938.07" calcext:value-type="float">
            <text:p>-4.938,07</text:p>
          </table:table-cell>
        </table:table-row>
        <table:table-row table:style-name="ro1">
          <table:table-cell/>
          <table:table-cell office:value-type="string" calcext:value-type="string">
            <text:p>Nazan 2020 kira ödemesi Ali Paşa</text:p>
          </table:table-cell>
          <table:table-cell office:value-type="float" office:value="-13858.5" calcext:value-type="float">
            <text:p>-13.858,50</text:p>
          </table:table-cell>
          <table:table-cell table:style-name="Default"/>
          <table:table-cell office:value-type="float" office:value="-13858.5" calcext:value-type="float">
            <text:p>-13.858,50</text:p>
          </table:table-cell>
          <table:table-cell table:formula="of:=[.F20]+[.D21]+[.E21]" office:value-type="float" office:value="-18796.57" calcext:value-type="float">
            <text:p>-18.796,57</text:p>
          </table:table-cell>
        </table:table-row>
        <table:table-row table:style-name="ro1">
          <table:table-cell/>
          <table:table-cell office:value-type="string" calcext:value-type="string">
            <text:p>Nazan 2021 Sanayi Kira</text:p>
          </table:table-cell>
          <table:table-cell office:value-type="float" office:value="-23407" calcext:value-type="float">
            <text:p>-23.407,00</text:p>
          </table:table-cell>
          <table:table-cell table:style-name="Default"/>
          <table:table-cell office:value-type="float" office:value="-23407" calcext:value-type="float">
            <text:p>-23.407,00</text:p>
          </table:table-cell>
          <table:table-cell table:formula="of:=[.F21]+[.D22]+[.E22]" office:value-type="float" office:value="-42203.57" calcext:value-type="float">
            <text:p>-42.203,57</text:p>
          </table:table-cell>
        </table:table-row>
      </table:table>
      <table:table table:name="PROCES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sanayi/Sanayi_G_300m2_mermer/eski/Sanayi_2_275m2_kaportacı/HSP%20dursun%20.ods" xlink:type="simple">/media/m/438C5BC92CEF8C4E/deeppoo_pc/aa/hes2020/kira/sozlesmeler/sanayi/Sanayi_G_300m2_mermer/eski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1:18:44.9703717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5H3M38S</meta:editing-duration>
    <meta:editing-cycles>11</meta:editing-cycles>
    <meta:generator>LibreOffice/7.2.5.2$Linux_X86_64 LibreOffice_project/20$Build-2</meta:generator>
    <dc:date>2022-03-05T18:24:35.695812034</dc:date>
    <meta:document-statistic meta:table-count="14" meta:cell-count="760" meta:object-count="0"/>
  </office:meta>
</office:document-meta>
</file>